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C" style:family="table-column">
      <style:table-column-properties style:column-width="10.199cm" style:rel-column-width="3932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82cm" fo:margin-left="0cm" fo:margin-right="1.178cm" table:align="margins"/>
    </style:style>
    <style:style style:name="Tableau2.A" style:family="table-column">
      <style:table-column-properties style:column-width="3.724cm" style:rel-column-width="2111*"/>
    </style:style>
    <style:style style:name="Tableau2.B" style:family="table-column">
      <style:table-column-properties style:column-width="1.625cm" style:rel-column-width="921*"/>
    </style:style>
    <style:style style:name="Tableau2.C" style:family="table-column">
      <style:table-column-properties style:column-width="8.082cm" style:rel-column-width="4582*"/>
    </style:style>
    <style:style style:name="Tableau2.D" style:family="table-column">
      <style:table-column-properties style:column-width="2.39cm" style:rel-column-width="135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5.82cm" fo:margin-left="0cm" fo:margin-right="1.178cm" table:align="margins"/>
    </style:style>
    <style:style style:name="Tableau3.A" style:family="table-column">
      <style:table-column-properties style:column-width="3.724cm" style:rel-column-width="2111*"/>
    </style:style>
    <style:style style:name="Tableau3.B" style:family="table-column">
      <style:table-column-properties style:column-width="1.625cm" style:rel-column-width="921*"/>
    </style:style>
    <style:style style:name="Tableau3.C" style:family="table-column">
      <style:table-column-properties style:column-width="8.082cm" style:rel-column-width="4582*"/>
    </style:style>
    <style:style style:name="Tableau3.D" style:family="table-column">
      <style:table-column-properties style:column-width="2.39cm" style:rel-column-width="135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3" style:family="paragraph" style:parent-style-name="Standard" style:list-style-name="L13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language="fr" fo:country="F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4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f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>User Guide Protocole <text:span text:style-name="T2">RDG (Remote Device and Gatway)</text:span></text:p>
      <text:p text:style-name="P5"/>
      <text:p text:style-name="P5"/>
      <text:p text:style-name="P5"/>
      <text:p text:style-name="P4"/>
      <text:p text:style-name="P3"/>
      <text:p text:style-name="P3"/>
      <text:p text:style-name="P3">Le protocole propriétaire <text:span text:style-name="T2">RDG</text:span> constitue le formatage des trames échangées entre les Remote Device et la Gateway du système <text:span text:style-name="T2">Air Conditioner Solar Management</text:span>. <text:s/>Il s'appuie entièrement sur la pile propriétaire <text:span text:style-name="T2">MACPhyUART</text:span>.</text:p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1684_1450993219" text:style-name="Index_20_Link" text:visited-style-name="Index_20_Link">1.Rappel de la trame de la pile MACPhyUART<text:tab/>1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1684_1450993219"/><text:soft-page-break/>Rappel de la trame de la pile<text:span text:style-name="T2"> MACPhyUART</text:span><text:bookmark-end text:name="__RefHeading__1684_1450993219"/></text:h>
      <text:p text:style-name="P12"/>
      <text:p text:style-name="P12">La trame physique qui circule au niveau de modulant FSK (donc la trame UART) est :</text:p>
      <text:p text:style-name="P12"/>
      <text:p text:style-name="P12">PhyFrame : |#####|Len|<text:span text:style-name="T3">My@|Dest@</text:span>|<text:span text:style-name="T3">Data</text:span>|CheckSum| </text:p>
      <text:p text:style-name="P12"/>
      <text:p text:style-name="P12">Len représente le nombre d'octets constitués par |<text:span text:style-name="T3">My@|Dest@</text:span>|<text:span text:style-name="T3">Data</text:span>|</text:p>
      <text:p text:style-name="P12"/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6">Champ</text:p>
          </table:table-cell>
          <table:table-cell table:style-name="Tableau1.A1" office:value-type="string">
            <text:p text:style-name="P6">Taille</text:p>
          </table:table-cell>
          <table:table-cell table:style-name="Tableau1.C1" office:value-type="string">
            <text:p text:style-name="P6">Rôle</text:p>
          </table:table-cell>
        </table:table-row>
        <table:table-row>
          <table:table-cell table:style-name="Tableau1.A2" office:value-type="string">
            <text:p text:style-name="P7">Len</text:p>
          </table:table-cell>
          <table:table-cell table:style-name="Tableau1.A2" office:value-type="string">
            <text:p text:style-name="P7">1 byte</text:p>
          </table:table-cell>
          <table:table-cell table:style-name="Tableau1.C2" office:value-type="string">
            <text:p text:style-name="P14">représente le nombre d'octets constitués par |<text:span text:style-name="T3">My@|Dest@</text:span>|<text:span text:style-name="T3">Data</text:span>|</text:p>
            <text:p text:style-name="P14">De 0 à 255 (donc 253 bytes de données brutes maximum)</text:p>
          </table:table-cell>
        </table:table-row>
        <table:table-row>
          <table:table-cell table:style-name="Tableau1.A2" office:value-type="string">
            <text:p text:style-name="P7">My@</text:p>
          </table:table-cell>
          <table:table-cell table:style-name="Tableau1.A2" office:value-type="string">
            <text:p text:style-name="P7">1 byte</text:p>
          </table:table-cell>
          <table:table-cell table:style-name="Tableau1.C2" office:value-type="string">
            <text:p text:style-name="P14">Adresse du device considéré. </text:p>
            <text:p text:style-name="P14">0xFF réservé pour le broadcast</text:p>
            <text:p text:style-name="P14">254 devices commandables</text:p>
          </table:table-cell>
        </table:table-row>
        <table:table-row>
          <table:table-cell table:style-name="Tableau1.A2" office:value-type="string">
            <text:p text:style-name="P7">Dest@</text:p>
          </table:table-cell>
          <table:table-cell table:style-name="Tableau1.A2" office:value-type="string">
            <text:p text:style-name="P7">1 byte</text:p>
          </table:table-cell>
          <table:table-cell table:style-name="Tableau1.C2" office:value-type="string">
            <text:p text:style-name="P14">Adresse de destination de message</text:p>
          </table:table-cell>
        </table:table-row>
        <table:table-row>
          <table:table-cell table:style-name="Tableau1.A2" office:value-type="string">
            <text:p text:style-name="P7">Data</text:p>
          </table:table-cell>
          <table:table-cell table:style-name="Tableau1.A2" office:value-type="string">
            <text:p text:style-name="P7">253 bytes maximum</text:p>
          </table:table-cell>
          <table:table-cell table:style-name="Tableau1.C2" office:value-type="string">
            <text:p text:style-name="P14">Données brutes. Elles doivent être définies par le protocole utilisé</text:p>
          </table:table-cell>
        </table:table-row>
        <table:table-row>
          <table:table-cell table:style-name="Tableau1.A2" office:value-type="string">
            <text:p text:style-name="P7">Checksum</text:p>
          </table:table-cell>
          <table:table-cell table:style-name="Tableau1.A2" office:value-type="string">
            <text:p text:style-name="P7">1 byte</text:p>
          </table:table-cell>
          <table:table-cell table:style-name="Tableau1.C2" office:value-type="string">
            <text:p text:style-name="P14">Somme de toutes les données (Len et @ compris). Puis récupération de l'octet de poids faible de l'addition.</text:p>
          </table:table-cell>
        </table:table-row>
      </table:table>
      <text:p text:style-name="P12"/>
      <text:p text:style-name="P12"/>
      <text:p text:style-name="P12"/>
      <text:h text:style-name="Heading_20_1" text:outline-level="1">Protocole RDG</text:h>
      <text:p text:style-name="P12"/>
      <text:h text:style-name="Heading_20_2" text:outline-level="2">Présentation </text:h>
      <text:p text:style-name="P12"/>
      <text:p text:style-name="P12">Le protocole contient deux champs :</text:p>
      <text:list xml:id="list2184427790956896959" text:style-name="L13">
        <text:list-item>
          <text:p text:style-name="P13">le Code</text:p>
        </text:list-item>
        <text:list-item>
          <text:p text:style-name="P13">les Valeurs</text:p>
        </text:list-item>
      </text:list>
      <text:p text:style-name="P12"/>
      <text:p text:style-name="P12">Le code est sur 8 bits. Les valeurs ont leur nombre et leur format qui dépend du code.</text:p>
      <text:p text:style-name="P12"/>
      <text:p text:style-name="P12"/>
      <text:h text:style-name="Heading_20_2" text:outline-level="2">Les divers codes et type de valeur</text:h>
      <text:h text:style-name="Heading_20_3" text:outline-level="3" text:is-list-header="true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9">Code [mnémonique]</text:p>
          </table:table-cell>
          <table:table-cell table:style-name="Tableau2.A1" office:value-type="string">
            <text:p text:style-name="P9"><text:s/>[déc]</text:p>
          </table:table-cell>
          <table:table-cell table:style-name="Tableau2.A1" office:value-type="string">
            <text:p text:style-name="P9">Valeurs associés</text:p>
          </table:table-cell>
          <table:table-cell table:style-name="Tableau2.D1" office:value-type="string">
            <text:p text:style-name="P9">Longueur du message</text:p>
          </table:table-cell>
        </table:table-row>
        <table:table-row>
          <table:table-cell table:style-name="Tableau2.A2" office:value-type="string">
            <text:p text:style-name="P8">MssgWarningCode</text:p>
          </table:table-cell>
          <table:table-cell table:style-name="Tableau2.B2" office:value-type="float" office:value="100">
            <text:p text:style-name="P8">100</text:p>
          </table:table-cell>
          <table:table-cell table:style-name="Tableau2.A2" office:value-type="string">
            <text:p text:style-name="P8">Code correspondant au warning</text:p>
          </table:table-cell>
          <table:table-cell table:style-name="Tableau2.D2" office:value-type="float" office:value="2">
            <text:p text:style-name="P8">2</text:p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D3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D3" office:value-type="string">
            <text:p text:style-name="P8"/>
          </table:table-cell>
        </table:table-row>
      </table:table>
      <text:p text:style-name="Text_20_body"/>
      <text:h text:style-name="Heading_20_2" text:outline-level="2"><text:soft-page-break/>Les codes Warning</text:h>
      <text:p text:style-name="Text_20_body">!!! Reprendre les codes !!!</text:p>
      <text:p text:style-name="Text_20_body">Le code de Warning sont représentés par 1 byte</text:p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9">Warning [mnémonique]</text:p>
          </table:table-cell>
          <table:table-cell table:style-name="Tableau3.A1" office:value-type="string">
            <text:p text:style-name="P9"><text:s/>[déc]</text:p>
          </table:table-cell>
          <table:table-cell table:style-name="Tableau3.A1" office:value-type="string">
            <text:p text:style-name="P9">signification</text:p>
          </table:table-cell>
          <table:table-cell table:style-name="Tableau3.D1" office:value-type="string">
            <text:p text:style-name="P9">Longueur du message</text:p>
          </table:table-cell>
        </table:table-row>
        <table:table-row>
          <table:table-cell table:style-name="Tableau3.A2" office:value-type="string">
            <text:p text:style-name="P8">NoWarning</text:p>
          </table:table-cell>
          <table:table-cell table:style-name="Tableau3.B2" office:value-type="float" office:value="10">
            <text:p text:style-name="P8">10</text:p>
          </table:table-cell>
          <table:table-cell table:style-name="Tableau3.A2" office:value-type="string">
            <text:p text:style-name="P8">Aucun Warning, tout est OK</text:p>
          </table:table-cell>
          <table:table-cell table:style-name="Tableau3.D2" office:value-type="float" office:value="1">
            <text:p text:style-name="P8">1</text:p>
          </table:table-cell>
        </table:table-row>
        <table:table-row>
          <table:table-cell table:style-name="Tableau3.A2" office:value-type="string">
            <text:p text:style-name="P8">Transm_1_Attempt</text:p>
          </table:table-cell>
          <table:table-cell table:style-name="Tableau3.B2" office:value-type="float" office:value="11">
            <text:p text:style-name="P8">11</text:p>
          </table:table-cell>
          <table:table-cell table:style-name="Tableau3.A2" office:value-type="string">
            <text:p text:style-name="P8">Tentative 1 avortée</text:p>
          </table:table-cell>
          <table:table-cell table:style-name="Tableau3.D2" office:value-type="float" office:value="1">
            <text:p text:style-name="P8">1</text:p>
          </table:table-cell>
        </table:table-row>
        <table:table-row>
          <table:table-cell table:style-name="Tableau3.A2" office:value-type="string">
            <text:p text:style-name="P8">Transm_2_Attempt</text:p>
          </table:table-cell>
          <table:table-cell table:style-name="Tableau3.B2" office:value-type="float" office:value="12">
            <text:p text:style-name="P8">12</text:p>
          </table:table-cell>
          <table:table-cell table:style-name="Tableau3.A2" office:value-type="string">
            <text:p text:style-name="P8">Tentative 2 avortée</text:p>
          </table:table-cell>
          <table:table-cell table:style-name="Tableau3.D2" office:value-type="float" office:value="1">
            <text:p text:style-name="P8">1</text:p>
          </table:table-cell>
        </table:table-row>
        <table:table-row>
          <table:table-cell table:style-name="Tableau3.A2" office:value-type="string">
            <text:p text:style-name="P8">Transm_3_Attempt</text:p>
          </table:table-cell>
          <table:table-cell table:style-name="Tableau3.B2" office:value-type="float" office:value="13">
            <text:p text:style-name="P8">13</text:p>
          </table:table-cell>
          <table:table-cell table:style-name="Tableau3.A2" office:value-type="string">
            <text:p text:style-name="P8">Tentative 3 avortée</text:p>
          </table:table-cell>
          <table:table-cell table:style-name="Tableau3.D2" office:value-type="float" office:value="1">
            <text:p text:style-name="P8">1</text:p>
          </table:table-cell>
        </table:table-row>
        <table:table-row>
          <table:table-cell table:style-name="Tableau3.A2" office:value-type="string">
            <text:p text:style-name="P8">Transm_Error_NoTimeClimCodeReceived</text:p>
          </table:table-cell>
          <table:table-cell table:style-name="Tableau3.B2" office:value-type="float" office:value="15">
            <text:p text:style-name="P8">15</text:p>
          </table:table-cell>
          <table:table-cell table:style-name="Tableau3.A2" office:value-type="string">
            <text:p text:style-name="P8">Le retour de l'heure ...</text:p>
          </table:table-cell>
          <table:table-cell table:style-name="Tableau3.D2" office:value-type="float" office:value="1">
            <text:p text:style-name="P8">1</text:p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B2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D2">
            <text:p text:style-name="P8"/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B2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D2">
            <text:p text:style-name="P8"/>
          </table:table-cell>
        </table:table-row>
      </table:table>
      <text:p text:style-name="Text_20_body"/>
      <text:p text:style-name="Text_20_body"/>
      <text:p text:style-name="Text_20_body">Conserver les codes rmdv et UC qui fonctionnaient et reprendre le protocole !!</text:p>
      <text:p text:style-name="Text_20_body"/>
      <text:p text:style-name="Text_20_body">La philo :</text:p>
      <text:list xml:id="list3001225247571822727" text:style-name="L14">
        <text:list-item>
          <text:p text:style-name="P16">code + valeur</text:p>
        </text:list-item>
        <text:list-item>
          <text:p text:style-name="P16">API = fonction permettant de construire la frame à envoyer à la pile, cad la suite <text:span text:style-name="T3">Data</text:span> (= code + valeurs)</text:p>
        </text:list-item>
      </text:list>
      <text:p text:style-name="Text_20_body"/>
      <text:p text:style-name="P12">PhyFrame : |#####|Len|<text:span text:style-name="T3">My@|Dest@</text:span>|<text:span text:style-name="T3">Data</text:span>|CheckSum| </text:p>
      <text:p text:style-name="P12"/>
      <text:p text:style-name="P12">Len représente le nombre d'octets constitués par |<text:span text:style-name="T3">My@|Dest@</text:span>|<text:span text:style-name="T3">Data</text:span>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ash_20_1" draw:display-name="Dash 1" draw:style="rect" draw:dots1="2" draw:dots1-length="0.029cm" draw:dots2="3" draw:dots2-length="0.144cm" draw:distance="0.072cm"/>
    <draw:stroke-dash draw:name="Dash_20_2" draw:display-name="Dash 2" draw:style="rect" draw:dots1="2" draw:dots1-length="0.029cm" draw:dots2="3" draw:dots2-length="0.144cm" draw:distance="0.072cm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1-05T23:32:24.31</dc:date>
    <meta:editing-duration>P8DT20H9M31S</meta:editing-duration>
    <meta:editing-cycles>220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3" meta:image-count="0" meta:object-count="0" meta:page-count="3" meta:paragraph-count="79" meta:word-count="340" meta:character-count="2066"/>
    <meta:user-defined meta:name="Info 1"/>
    <meta:user-defined meta:name="Info 2"/>
    <meta:user-defined meta:name="Info 3"/>
    <meta:user-defined meta:name="Info 4"/>
  </office:meta>
</office:document-meta>
</file>